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04" calcext:value-type="float">
            <text:p>0,0014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41117" calcext:value-type="float">
            <text:p>0,01411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15682" calcext:value-type="float">
            <text:p>0,01156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391628" calcext:value-type="float">
            <text:p>0,3916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296568" calcext:value-type="float">
            <text:p>0,2965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61946" calcext:value-type="float">
            <text:p>3,619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49403" calcext:value-type="float">
            <text:p>2,494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.9204" calcext:value-type="float">
            <text:p>26,92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.12806" calcext:value-type="float">
            <text:p>8,12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9:01:19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13T09:02:50.362000000</dc:date>
    <meta:editing-duration>PT5H14M4S</meta:editing-duration>
    <meta:editing-cycles>82</meta:editing-cycles>
    <meta:document-statistic meta:table-count="2" meta:cell-count="182" meta:object-count="0"/>
  </office:meta>
</office:document-meta>
</file>